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20d382" officeooo:paragraph-rsid="0020d38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cf8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5</text:span>L<text:span text:style-name="T2">11</text:span> German</text:p>
      <text:p text:style-name="P2"><text:line-break/></text:p>
      <text:p text:style-name="P3">Gendered Compound Nouns</text:p>
      <text:p text:style-name="P3"/>
      <text:p text:style-name="P3"><text:tab/>German teacher (fem.)<text:tab/><text:span text:style-name="T1">die Deutschleherin</text:span></text:p>
      <text:p text:style-name="P3"><text:tab/>German teacher (male)<text:tab/><text:span text:style-name="T1">der Deutschsch[u]ler</text:span></text:p>
      <text:p text:style-name="P3"><text:tab/>Chemistry class<text:tab/><text:tab/><text:span text:style-name="T1">der Chemieklasse</text:span></text:p>
      <text:p text:style-name="P3"><text:tab/>Geometry notebook<text:tab/><text:tab/><text:span text:style-name="T1">das Geometrieheft</text:span></text:p>
      <text:p text:style-name="P3"><text:tab/>Math teacher (male)<text:tab/><text:tab/><text:span text:style-name="T1">der Mathematiklehrer</text:span></text:p>
      <text:p text:style-name="P3"><text:tab/>Biology student (fem.)<text:tab/><text:span text:style-name="T1">die Biologiesch[u]lerin</text:span></text:p>
      <text:p text:style-name="P3"/>
      <text:p text:style-name="P3">..</text:p>
      <text:p text:style-name="P3"/>
      <text:p text:style-name="P3">Preposition 'zum'</text:p>
      <text:p text:style-name="P3"/>
      <text:p text:style-name="P3"><text:tab/><text:span text:style-name="T1">To say you use something for an action, you say </text:span>zum + <text:span text:style-name="T3">V</text:span>erb<text:span text:style-name="T5">.</text:span></text:p>
      <text:p text:style-name="P3"><text:span text:style-name="T5"><text:tab/>Capitalizing a German verb makes it a noun.</text:span></text:p>
      <text:p text:style-name="P3"><text:span text:style-name="T5"/></text:p>
      <text:p text:style-name="P3"><text:span text:style-name="T5"><text:tab/>Ich brauche ein Buch zum Lesen.</text:span></text:p>
      <text:p text:style-name="P3"><text:span text:style-name="T5"><text:tab/><text:tab/><text:tab/></text:span><text:span text:style-name="T4">I use a book for reading.</text:span></text:p>
      <text:p text:style-name="P3"><text:span text:style-name="T5"><text:tab/>Ich brauchen einen Bleistift zum Schreiben.</text:span></text:p>
      <text:p text:style-name="P3"><text:span text:style-name="T5"><text:tab/><text:tab/><text:tab/></text:span><text:span text:style-name="T4">I use a pencil for writing.</text:span></text:p>
      <text:p text:style-name="P3"><text:span text:style-name="T5"><text:tab/>Ich brauche ein Glas zum Trinken.</text:span></text:p>
      <text:p text:style-name="P3"><text:tab/><text:tab/><text:tab/>I use a glass for drinking.</text:p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1T15:57:55.375959575</dc:date>
    <meta:editing-duration>PT1H3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94" meta:character-count="603" meta:non-whitespace-character-count="504"/>
  </office:meta>
</office:document-meta>
</file>